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8681in" table:align="left"/>
    </style:style>
    <style:style style:name="Table1.A" style:family="table-column">
      <style:table-column-properties style:column-width="3.8681in"/>
    </style:style>
    <style:style style:name="Table1.A1" style:family="table-cell">
      <style:table-cell-properties style:vertical-align="middle"/>
    </style:style>
    <style:style style:name="Table2" style:family="table">
      <style:table-properties style:width="2.8431in" table:align="left"/>
    </style:style>
    <style:style style:name="Table2.A" style:family="table-column">
      <style:table-column-properties style:column-width="2.8431in"/>
    </style:style>
    <style:style style:name="Table2.A1" style:family="table-cell">
      <style:table-cell-properties style:vertical-align="middle"/>
    </style:style>
    <style:style style:name="Table3" style:family="table">
      <style:table-properties style:width="2.1347in" table:align="left"/>
    </style:style>
    <style:style style:name="Table3.A" style:family="table-column">
      <style:table-column-properties style:column-width="2.1347in"/>
    </style:style>
    <style:style style:name="Table3.A1" style:family="table-cell">
      <style:table-cell-properties style:vertical-align="middle"/>
    </style:style>
    <style:style style:name="Table4" style:family="table">
      <style:table-properties style:width="6.6931in" table:align="left"/>
    </style:style>
    <style:style style:name="Table4.A" style:family="table-column">
      <style:table-column-properties style:column-width="6.6931in"/>
    </style:style>
    <style:style style:name="Table4.A1" style:family="table-cell">
      <style:table-cell-properties style:vertical-align="middle"/>
    </style:style>
    <style:style style:name="Table5" style:family="table">
      <style:table-properties style:width="6.6931in" table:align="left"/>
    </style:style>
    <style:style style:name="Table5.A" style:family="table-column">
      <style:table-column-properties style:column-width="6.6931in"/>
    </style:style>
    <style:style style:name="Table5.A1" style:family="table-cell">
      <style:table-cell-properties style:vertical-align="middle"/>
    </style:style>
    <style:style style:name="Table6" style:family="table">
      <style:table-properties style:width="3.4514in" table:align="left"/>
    </style:style>
    <style:style style:name="Table6.A" style:family="table-column">
      <style:table-column-properties style:column-width="3.4514in"/>
    </style:style>
    <style:style style:name="Table6.A1" style:family="table-cell">
      <style:table-cell-properties style:vertical-align="middle"/>
    </style:style>
    <style:style style:name="P1" style:family="paragraph" style:parent-style-name="Standard">
      <style:text-properties officeooo:paragraph-rsid="0015ab62"/>
    </style:style>
    <style:style style:name="P2" style:family="paragraph" style:parent-style-name="Text_20_body">
      <style:paragraph-properties fo:text-align="start" style:justify-single-word="false"/>
    </style:style>
    <style:style style:name="P3" style:family="paragraph" style:parent-style-name="Text_20_body">
      <style:text-properties fo:color="#ff0000"/>
    </style:style>
    <style:style style:name="P4" style:family="paragraph" style:parent-style-name="Text_20_body">
      <style:text-properties fo:color="#000000"/>
    </style:style>
    <style:style style:name="P5" style:family="paragraph" style:parent-style-name="Text_20_body">
      <style:paragraph-properties fo:margin-top="0.0098in" fo:margin-bottom="0in" style:contextual-spacing="false"/>
    </style:style>
    <style:style style:name="P6" style:family="paragraph" style:parent-style-name="Table_20_Contents">
      <style:paragraph-properties fo:padding="0in" fo:border="none"/>
    </style:style>
    <style:style style:name="P7" style:family="paragraph" style:parent-style-name="Heading_20_2" style:list-style-name="L2"/>
    <style:style style:name="P8" style:family="paragraph" style:parent-style-name="Heading_20_2" style:list-style-name="L2">
      <style:paragraph-properties fo:margin-top="0.1665in" fo:margin-bottom="0in" style:contextual-spacing="false"/>
    </style:style>
    <style:style style:name="P9" style:family="paragraph" style:parent-style-name="Heading_20_2">
      <style:paragraph-properties fo:margin-top="0.0098in" fo:margin-bottom="0in" style:contextual-spacing="false"/>
    </style:style>
    <style:style style:name="P10" style:family="paragraph" style:parent-style-name="Heading_20_3">
      <style:text-properties fo:color="#ff0000"/>
    </style:style>
    <style:style style:name="P11" style:family="paragraph" style:parent-style-name="Heading_20_3" style:list-style-name="L1">
      <style:paragraph-properties fo:margin-top="0.0098in" fo:margin-bottom="0in" style:contextual-spacing="false"/>
    </style:style>
    <style:style style:name="T1" style:family="text">
      <style:text-properties officeooo:rsid="0015ab62"/>
    </style:style>
    <style:style style:name="T2" style:family="text">
      <style:text-properties fo:color="#ff0000"/>
    </style:style>
    <style:style style:name="T3" style:family="text">
      <style:text-properties fo:color="#ff0000" fo:font-size="12pt" style:font-size-asian="12pt" style:font-size-complex="12pt"/>
    </style:style>
    <style:style style:name="T4" style:family="text">
      <style:text-properties fo:color="#000000"/>
    </style:style>
    <style:style style:name="T5" style:family="text">
      <style:text-properties fo:font-size="12pt" style:font-size-asian="12pt" style:font-size-complex="12pt"/>
    </style:style>
    <style:style style:name="T6" style:family="text">
      <style:text-properties fo:font-size="12pt" officeooo:rsid="0015ab62" style:font-size-asian="12pt" style:font-size-complex="12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Glia version 1.2.7 – needs to correctly place a Sigar native library</text:span></text:p>
      <text:p text:style-name="P1"><text:span text:style-name="T1"/></text:p>
      <text:h text:style-name="P9" text:outline-level="2"><text:bookmark text:name="Zookeeper-Configuration"/><text:a xlink:type="simple" xlink:href="http://dev.transtk.ru/confluence/display/ADMIN/Zookeeper#Zookeeper-Configuration"><text:span text:style-name="T6">Configuration</text:span></text:a><text:span text:style-name="T6"> </text:span></text:h>
      <text:list xml:id="list6580189432218762699" text:style-name="L2">
        <text:list-item>
          <text:list>
            <text:list-item>
              <text:h text:style-name="P8" text:outline-level="2"><text:a xlink:type="simple" xlink:href="http://dev.transtk.ru/confluence/display/ADMIN/Zookeeper#Zookeeper-SystemEnvironmentvariables">System Environment variables</text:a> </text:h>
            </text:list-item>
            <text:list-item>
              <text:h text:style-name="P8" text:outline-level="2"><text:a xlink:type="simple" xlink:href="http://dev.transtk.ru/confluence/display/ADMIN/Zookeeper#Zookeeper-StandaloneOperation">Standalone Operation</text:a> </text:h>
            </text:list-item>
            <text:list-item>
              <text:h text:style-name="P8" text:outline-level="2"><text:a xlink:type="simple" xlink:href="http://dev.transtk.ru/confluence/display/ADMIN/Zookeeper#Zookeeper-RunningReplicatedZooKeeper"><text:span text:style-name="T2">Running Replicated ZooKeeper</text:span></text:a> </text:h>
            </text:list-item>
            <text:list-item>
              <text:h text:style-name="P8" text:outline-level="2"><text:a xlink:type="simple" xlink:href="http://dev.transtk.ru/confluence/display/ADMIN/Zookeeper#Zookeeper-Logging">Logging</text:a> </text:h>
            </text:list-item>
            <text:list-item>
              <text:h text:style-name="P8" text:outline-level="2"><text:a xlink:type="simple" xlink:href="http://dev.transtk.ru/confluence/display/ADMIN/Zookeeper#Zookeeper-ConnectingtoZooKeeper">Connecting to ZooKeeper</text:a> </text:h>
            </text:list-item>
            <text:list-item>
              <text:h text:style-name="P7" text:outline-level="2"><text:a xlink:type="simple" xlink:href="http://dev.transtk.ru/confluence/display/ADMIN/Zookeeper#Zookeeper-ZooKeeperJMX">ZooKeeper JMX</text:a> </text:h>
            </text:list-item>
          </text:list>
        </text:list-item>
      </text:list>
      <text:h text:style-name="Heading_20_2" text:outline-level="2">Configuration</text:h>
      <text:h text:style-name="Heading_20_3" text:outline-level="3"><text:bookmark text:name="Zookeeper-SystemEnvironmentvariables"/>System Environment variables</text:h>
      <text:p text:style-name="P3">Проверить присутствуют ли переменные в системе в /etc/bash_profile</text:p>
      <text:section text:style-name="Sect1" text:name="highlighter_573214">
        <table:table table:name="Table1" table:style-name="Table1">
          <table:table-column table:style-name="Table1.A"/>
          <table:table-row>
            <table:table-cell table:style-name="Table1.A1" office:value-type="string">
              <text:p text:style-name="Table_20_Contents"><text:span text:style-name="Source_20_Text">export ZOO_LOG_DIR=/var/log/zookeeper</text:span></text:p>
              <text:p text:style-name="Table_20_Contents"><text:span text:style-name="Source_20_Text">export JAVA_HOME=/usr/java/jdk1.6.0_33</text:span></text:p>
              <text:p text:style-name="P6"><text:span text:style-name="Source_20_Text">export PATH=$PATH:$JAVA_HOME/bin</text:span></text:p>
            </table:table-cell>
          </table:table-row>
        </table:table>
      </text:section>
      <text:h text:style-name="Heading_20_3" text:outline-level="3"><text:bookmark text:name="Zookeeper-StandaloneOperation"/>Standalone Operation</text:h>
      <text:p text:style-name="P2"><text:span text:style-name="T4">Create it in </text:span><text:span text:style-name="Strong_20_Emphasis">conf/zoo.cfg</text:span></text:p>
      <text:section text:style-name="Sect1" text:name="highlighter_191893">
        <table:table table:name="Table2" table:style-name="Table2">
          <table:table-column table:style-name="Table2.A"/>
          <table:table-row>
            <table:table-cell table:style-name="Table2.A1" office:value-type="string">
              <text:p text:style-name="Table_20_Contents"><text:span text:style-name="Source_20_Text">tickTime=2000</text:span></text:p>
              <text:p text:style-name="Table_20_Contents"><text:span text:style-name="Source_20_Text">dataDir=/opt/zookeeper/_DATA</text:span></text:p>
              <text:p text:style-name="P6"><text:span text:style-name="Source_20_Text">clientPort=2181</text:span></text:p>
            </table:table-cell>
          </table:table-row>
        </table:table>
      </text:section>
      <text:p text:style-name="Text_20_body">This file can be called anything, but for the sake of this discussion call it <text:span text:style-name="Strong_20_Emphasis">conf/zoo.cfg</text:span>. Change the value of <text:span text:style-name="Strong_20_Emphasis">dataDir</text:span> to specify an existing (empty to start with) directory. Here are the meanings for each of the fields:</text:p>
      <text:p text:style-name="P2">Now that you created the configuration file, you can start ZooKeeper:</text:p>
      <text:section text:style-name="Sect1" text:name="highlighter_311310">
        <table:table table:name="Table3" table:style-name="Table3">
          <table:table-column table:style-name="Table3.A"/>
          <table:table-row>
            <table:table-cell table:style-name="Table3.A1" office:value-type="string">
              <text:p text:style-name="P6"><text:span text:style-name="Source_20_Text">bin/zkServer.sh start</text:span></text:p>
            </table:table-cell>
          </table:table-row>
        </table:table>
      </text:section>
      <text:p text:style-name="P2">ZooKeeper logs messages using log4j -- more detail available in the <text:a xlink:type="simple" xlink:href="http://zookeeper.apache.org/doc/r3.1.2/zookeeperProgrammers.html#Logging">Logging</text:a> section of the Programmer's Guide. You will see log messages coming to the console (default) and/or a log file depending on the log4j configuration.</text:p>
      <text:p text:style-name="P2">The steps outlined here run ZooKeeper in standalone mode. There is no replication, so if ZooKeeper process fails, the service will go down. This is fine for most development situations, but to run ZooKeeper in replicated mode, please see<text:a xlink:type="simple" xlink:href="http://zookeeper.apache.org/doc/r3.1.2/zookeeperStarted.html#sc_RunningReplicatedZooKeeper">Running Replicated ZooKeeper</text:a>.</text:p>
      <text:h text:style-name="P10" text:outline-level="3"><text:bookmark text:name="Zookeeper-RunningReplicatedZooKeeper"/>Running Replicated ZooKeeper</text:h>
      <text:p text:style-name="P2"><text:span text:style-name="T4">In production, you should run ZooKeeper in replicated mode. A replicated group of servers in the same application is called a </text:span><text:span text:style-name="Emphasis"><text:span text:style-name="T2">quorum</text:span></text:span><text:span text:style-name="T4">, and in replicated mode, all servers in the quorum have copies </text:span><text:soft-page-break/><text:span text:style-name="T4">of the same configuration file. The file is similar to the one used in standalone mode, but with a few differences. Here is an example</text:span></text:p>
      <text:p text:style-name="P3">В директории /opt/zookeeper/_DATA - т.е. data директории каждого узла создать файл myid - в котором прописать номер этого узла</text:p>
      <text:section text:style-name="Sect1" text:name="highlighter_747624">
        <table:table table:name="Table4" table:style-name="Table4">
          <table:table-column table:style-name="Table4.A"/>
          <table:table-row>
            <table:table-cell table:style-name="Table4.A1" office:value-type="string">
              <text:p text:style-name="Table_20_Contents"><text:span text:style-name="Source_20_Text"># The number of milliseconds of each tick</text:span></text:p>
              <text:p text:style-name="Table_20_Contents"><text:span text:style-name="Source_20_Text">tickTime=2000</text:span></text:p>
              <text:p text:style-name="Table_20_Contents"> </text:p>
              <text:p text:style-name="Table_20_Contents"><text:span text:style-name="Source_20_Text"># The number of ticks that the initial </text:span></text:p>
              <text:p text:style-name="Table_20_Contents"><text:span text:style-name="Source_20_Text"># synchronization phase can take</text:span></text:p>
              <text:p text:style-name="Table_20_Contents"><text:span text:style-name="Source_20_Text">initLimit=5</text:span></text:p>
              <text:p text:style-name="Table_20_Contents"> </text:p>
              <text:p text:style-name="Table_20_Contents"><text:span text:style-name="Source_20_Text"># The number of ticks that can pass between </text:span></text:p>
              <text:p text:style-name="Table_20_Contents"><text:span text:style-name="Source_20_Text"># sending a request and getting an acknowledgement</text:span></text:p>
              <text:p text:style-name="Table_20_Contents"><text:span text:style-name="Source_20_Text">syncLimit=2</text:span></text:p>
              <text:p text:style-name="Table_20_Contents"> </text:p>
              <text:p text:style-name="Table_20_Contents"><text:span text:style-name="Source_20_Text"># the directory where the snapshot is stored.</text:span></text:p>
              <text:p text:style-name="Table_20_Contents"><text:span text:style-name="Source_20_Text"># do</text:span> <text:span text:style-name="Source_20_Text">not use /tmp for</text:span> <text:span text:style-name="Source_20_Text">storage, /tmp here is just </text:span></text:p>
              <text:p text:style-name="Table_20_Contents"><text:span text:style-name="Source_20_Text"># example sakes.</text:span></text:p>
              <text:p text:style-name="Table_20_Contents"><text:span text:style-name="Source_20_Text">dataDir=/opt/zookeeper/_DATA</text:span></text:p>
              <text:p text:style-name="Table_20_Contents"> </text:p>
              <text:p text:style-name="Table_20_Contents"><text:span text:style-name="Source_20_Text"># the port at which the clients will connect</text:span></text:p>
              <text:p text:style-name="Table_20_Contents"><text:span text:style-name="Source_20_Text">clientPort=2181</text:span></text:p>
              <text:p text:style-name="Table_20_Contents"> </text:p>
              <text:p text:style-name="Table_20_Contents"><text:span text:style-name="Source_20_Text">#</text:span></text:p>
              <text:p text:style-name="Table_20_Contents"><text:span text:style-name="Source_20_Text"># Be sure to read the maintenance section of the </text:span></text:p>
              <text:p text:style-name="Table_20_Contents"><text:span text:style-name="Source_20_Text"># administrator guide before turning on autopurge.</text:span></text:p>
              <text:p text:style-name="Table_20_Contents"><text:span text:style-name="Source_20_Text">#</text:span></text:p>
              <text:p text:style-name="Table_20_Contents"><text:span text:style-name="Source_20_Text"># http://zookeeper.apache.org/doc/current/zookeeperAdmin.html#sc_maintenance</text:span></text:p>
              <text:p text:style-name="Table_20_Contents"><text:span text:style-name="Source_20_Text">#</text:span></text:p>
              <text:p text:style-name="Table_20_Contents"><text:span text:style-name="Source_20_Text"># The number of snapshots to retain in dataDir</text:span></text:p>
              <text:p text:style-name="Table_20_Contents"><text:span text:style-name="Source_20_Text">#autopurge.snapRetainCount=3</text:span></text:p>
              <text:p text:style-name="Table_20_Contents"><text:span text:style-name="Source_20_Text"># Purge task interval in hours</text:span></text:p>
              <text:p text:style-name="Table_20_Contents"><text:span text:style-name="Source_20_Text"># Set to "0"</text:span> <text:span text:style-name="Source_20_Text">to disable auto purge feature</text:span></text:p>
              <text:p text:style-name="Table_20_Contents"><text:span text:style-name="Source_20_Text">#autopurge.purgeInterval=1</text:span></text:p>
              <text:p text:style-name="Table_20_Contents"> </text:p>
              <text:p text:style-name="Table_20_Contents"><text:span text:style-name="Source_20_Text">server.1=10.110.55.100:2888:3888</text:span></text:p>
              <text:p text:style-name="P6"><text:span text:style-name="Source_20_Text">server.2=10.1.5.29:2888:3888</text:span></text:p>
            </table:table-cell>
          </table:table-row>
        </table:table>
      </text:section>
      <text:p text:style-name="P4"> </text:p>
      <text:h text:style-name="Heading_20_3" text:outline-level="3"><text:bookmark text:name="Zookeeper-Logging"/>Logging</text:h>
      <text:p text:style-name="Text_20_body">Создать директорию <text:span text:style-name="T2">/var/log/zookeeper</text:span></text:p>
      <text:p text:style-name="P3">Поправить файл conf/log4j.properties</text:p>
      <text:p text:style-name="P3">прописать в переменной zookeeper.log.dir=/var/log/zookeeper</text:p>
      <text:section text:style-name="Sect1" text:name="highlighter_232287">
        <table:table table:name="Table5" table:style-name="Table5">
          <table:table-column table:style-name="Table5.A"/>
          <table:table-row>
            <table:table-cell table:style-name="Table5.A1" office:value-type="string">
              <text:p text:style-name="Table_20_Contents"><text:span text:style-name="Source_20_Text"># Define some default</text:span> <text:span text:style-name="Source_20_Text">values that can be overridden by system properties</text:span></text:p>
              <text:p text:style-name="Table_20_Contents"><text:span text:style-name="Source_20_Text">zookeeper.root.logger=INFO, CONSOLE</text:span></text:p>
              <text:p text:style-name="Table_20_Contents"><text:span text:style-name="Source_20_Text">zookeeper.console.threshold=INFO</text:span></text:p>
              <text:p text:style-name="Table_20_Contents"><text:soft-page-break/><text:span text:style-name="Source_20_Text">zookeeper.log.dir=/var/log/zookeeper</text:span></text:p>
              <text:p text:style-name="Table_20_Contents"><text:span text:style-name="Source_20_Text">zookeeper.log.file=zookeeper.log</text:span></text:p>
              <text:p text:style-name="Table_20_Contents"><text:span text:style-name="Source_20_Text">zookeeper.log.threshold=DEBUG</text:span></text:p>
              <text:p text:style-name="Table_20_Contents"><text:span text:style-name="Source_20_Text">zookeeper.tracelog.dir=.</text:span></text:p>
              <text:p text:style-name="Table_20_Contents"><text:span text:style-name="Source_20_Text">zookeeper.tracelog.file=zookeeper_trace.log</text:span></text:p>
              <text:p text:style-name="Table_20_Contents"> </text:p>
              <text:p text:style-name="Table_20_Contents"><text:span text:style-name="Source_20_Text">#</text:span></text:p>
              <text:p text:style-name="Table_20_Contents"><text:span text:style-name="Source_20_Text"># ZooKeeper Logging Configuration</text:span></text:p>
              <text:p text:style-name="Table_20_Contents"><text:span text:style-name="Source_20_Text">#</text:span></text:p>
              <text:p text:style-name="Table_20_Contents"> </text:p>
              <text:p text:style-name="Table_20_Contents"><text:span text:style-name="Source_20_Text"># Format is "&lt;default</text:span> <text:span text:style-name="Source_20_Text">threshold&gt; (, &lt;appender&gt;)+</text:span></text:p>
              <text:p text:style-name="Table_20_Contents"> </text:p>
              <text:p text:style-name="Table_20_Contents"><text:span text:style-name="Source_20_Text"># DEFAULT: console appender only</text:span></text:p>
              <text:p text:style-name="Table_20_Contents"><text:span text:style-name="Source_20_Text">log4j.rootLogger=${zookeeper.root.logger}</text:span></text:p>
              <text:p text:style-name="Table_20_Contents"> </text:p>
              <text:p text:style-name="Table_20_Contents"><text:span text:style-name="Source_20_Text"># Example with rolling log file</text:span></text:p>
              <text:p text:style-name="Table_20_Contents"><text:span text:style-name="Source_20_Text">#log4j.rootLogger=DEBUG, CONSOLE, ROLLINGFILE</text:span></text:p>
              <text:p text:style-name="Table_20_Contents"> </text:p>
              <text:p text:style-name="Table_20_Contents"><text:span text:style-name="Source_20_Text"># Example with rolling log file and tracing</text:span></text:p>
              <text:p text:style-name="Table_20_Contents"><text:span text:style-name="Source_20_Text">#log4j.rootLogger=TRACE, CONSOLE, ROLLINGFILE, TRACEFILE</text:span></text:p>
              <text:p text:style-name="Table_20_Contents"> </text:p>
              <text:p text:style-name="Table_20_Contents"><text:span text:style-name="Source_20_Text">#</text:span></text:p>
              <text:p text:style-name="Table_20_Contents"><text:span text:style-name="Source_20_Text"># Log INFO level and above messages to the console</text:span></text:p>
              <text:p text:style-name="Table_20_Contents"><text:span text:style-name="Source_20_Text">#</text:span></text:p>
              <text:p text:style-name="Table_20_Contents"><text:span text:style-name="Source_20_Text">log4j.appender.CONSOLE=org.apache.log4j.ConsoleAppender</text:span></text:p>
              <text:p text:style-name="Table_20_Contents"><text:span text:style-name="Source_20_Text">log4j.appender.CONSOLE.Threshold=${zookeeper.console.threshold}</text:span></text:p>
              <text:p text:style-name="Table_20_Contents"><text:span text:style-name="Source_20_Text">log4j.appender.CONSOLE.layout=org.apache.log4j.PatternLayout</text:span></text:p>
              <text:p text:style-name="Table_20_Contents"><text:span text:style-name="Source_20_Text">log4j.appender.CONSOLE.layout.ConversionPattern=%d{ISO8601} [myid:%X{myid}] - %-5p [%t:%C{1}@%L] - %m%n</text:span></text:p>
              <text:p text:style-name="Table_20_Contents"> </text:p>
              <text:p text:style-name="Table_20_Contents"><text:span text:style-name="Source_20_Text">#</text:span></text:p>
              <text:p text:style-name="Table_20_Contents"><text:span text:style-name="Source_20_Text"># Add ROLLINGFILE to rootLogger to get log file output</text:span></text:p>
              <text:p text:style-name="Table_20_Contents"><text:span text:style-name="Source_20_Text">#    Log DEBUG level and above messages to a log file</text:span></text:p>
              <text:p text:style-name="Table_20_Contents"><text:span text:style-name="Source_20_Text">log4j.appender.ROLLINGFILE=org.apache.log4j.RollingFileAppender</text:span></text:p>
              <text:p text:style-name="Table_20_Contents"><text:span text:style-name="Source_20_Text">log4j.appender.ROLLINGFILE.Threshold=${zookeeper.log.threshold}</text:span></text:p>
              <text:p text:style-name="Table_20_Contents"><text:span text:style-name="Source_20_Text">log4j.appender.ROLLINGFILE.File=${zookeeper.log.dir}/${zookeeper.log.file}</text:span></text:p>
              <text:p text:style-name="Table_20_Contents"> </text:p>
              <text:p text:style-name="Table_20_Contents"><text:span text:style-name="Source_20_Text"># Max log file size of 10MB</text:span></text:p>
              <text:p text:style-name="Table_20_Contents"><text:span text:style-name="Source_20_Text">log4j.appender.ROLLINGFILE.MaxFileSize=10MB</text:span></text:p>
              <text:p text:style-name="Table_20_Contents"><text:span text:style-name="Source_20_Text"># uncomment the next line to limit number of backup files</text:span></text:p>
              <text:p text:style-name="Table_20_Contents"><text:span text:style-name="Source_20_Text">#log4j.appender.ROLLINGFILE.MaxBackupIndex=10</text:span></text:p>
              <text:p text:style-name="Table_20_Contents"> </text:p>
              <text:p text:style-name="Table_20_Contents"><text:span text:style-name="Source_20_Text">log4j.appender.ROLLINGFILE.layout=org.apache.log4j.PatternLayout</text:span></text:p>
              <text:p text:style-name="Table_20_Contents"><text:span text:style-name="Source_20_Text">log4j.appender.ROLLINGFILE.layout.ConversionPattern=%d{ISO8601} [myid:%X{myid}] - %-5p [%t:%C{1}@%L] - %m%n</text:span></text:p>
              <text:p text:style-name="Table_20_Contents"> </text:p>
              <text:p text:style-name="Table_20_Contents"> </text:p>
              <text:p text:style-name="Table_20_Contents"><text:span text:style-name="Source_20_Text">#</text:span></text:p>
              <text:p text:style-name="Table_20_Contents"><text:span text:style-name="Source_20_Text"># Add TRACEFILE to rootLogger to get log file output</text:span></text:p>
              <text:p text:style-name="Table_20_Contents"><text:span text:style-name="Source_20_Text">#    Log DEBUG level and above messages to a log file</text:span></text:p>
              <text:p text:style-name="Table_20_Contents"><text:span text:style-name="Source_20_Text">log4j.appender.TRACEFILE=org.apache.log4j.FileAppender</text:span></text:p>
              <text:p text:style-name="Table_20_Contents"><text:span text:style-name="Source_20_Text">log4j.appender.TRACEFILE.Threshold=TRACE</text:span></text:p>
              <text:p text:style-name="Table_20_Contents"><text:soft-page-break/><text:span text:style-name="Source_20_Text">log4j.appender.TRACEFILE.File=${zookeeper.tracelog.dir}/${zookeeper.tracelog.file}</text:span></text:p>
              <text:p text:style-name="Table_20_Contents"> </text:p>
              <text:p text:style-name="Table_20_Contents"><text:span text:style-name="Source_20_Text">log4j.appender.TRACEFILE.layout=org.apache.log4j.PatternLayout</text:span></text:p>
              <text:p text:style-name="Table_20_Contents"><text:span text:style-name="Source_20_Text">### Notice we are including log4j's NDC here (%x)</text:span></text:p>
              <text:p text:style-name="P6"><text:span text:style-name="Source_20_Text">log4j.appender.TRACEFILE.layout.ConversionPattern=%d{ISO8601} [myid:%X{myid}] - %-5p [%t:%C{1}@%L][%x] - %m%n</text:span></text:p>
            </table:table-cell>
          </table:table-row>
        </table:table>
      </text:section>
      <text:p text:style-name="P4"/>
      <text:h text:style-name="Heading_20_2" text:outline-level="2"><text:bookmark text:name="Zookeeper-ConnectingtoZooKeeper"/>Connecting to ZooKeeper</text:h>
      <text:section text:style-name="Sect1" text:name="highlighter_74959">
        <table:table table:name="Table6" table:style-name="Table6">
          <table:table-column table:style-name="Table6.A"/>
          <table:table-row>
            <table:table-cell table:style-name="Table6.A1" office:value-type="string">
              <text:p text:style-name="P6"><text:span text:style-name="Source_20_Text">bin/zkCli.sh [ZOOKEEPER HOST]:2181</text:span></text:p>
            </table:table-cell>
          </table:table-row>
        </table:table>
      </text:section>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10:03:57</meta:creation-date>
    <dc:date>2013-05-13T14:36:21</dc:date>
    <meta:editing-duration>PT4H29M41S</meta:editing-duration>
    <meta:editing-cycles>2</meta:editing-cycles>
    <meta:generator>LibreOffice/4.0.2.2$Linux_X86_64 LibreOffice_project/4c82dcdd6efcd48b1d8bba66bfe1989deee49c3</meta:generator>
    <meta:document-statistic meta:table-count="6" meta:image-count="0" meta:object-count="0" meta:page-count="4" meta:paragraph-count="125" meta:word-count="587" meta:character-count="4999" meta:non-whitespace-character-count="4487"/>
  </office:meta>
</office:document-meta>
</file>